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9D0000040AC62BEBC3415B5789.png" manifest:media-type="image/png"/>
  <manifest:file-entry manifest:full-path="Pictures/1000000000000594000003EE510195BDB388C733.png" manifest:media-type="image/png"/>
  <manifest:file-entry manifest:full-path="Pictures/1000000000000581000004104506AB4E3E48F9B4.png" manifest:media-type="image/png"/>
  <manifest:file-entry manifest:full-path="Pictures/10000000000005A2000003FA4FF03C6587B99911.png" manifest:media-type="image/png"/>
  <manifest:file-entry manifest:full-path="Pictures/1000000000000599000003F7B0BE35FC73639C81.png" manifest:media-type="image/png"/>
  <manifest:file-entry manifest:full-path="Pictures/1000000000000599000004378DB12408F764536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y Mono" svg:font-family="'Calibry Mono', 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text-properties officeooo:paragraph-rsid="001b8014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Изображение6" text:anchor-type="as-char" svg:width="8.604cm" svg:height="6.477cm" draw:z-index="5"><draw:image xlink:href="Pictures/1000000000000599000004378DB12408F764536B.png" xlink:type="simple" xlink:show="embed" xlink:actuate="onLoad" draw:mime-type="image/png"/></draw:frame></text:p>
      <text:p text:style-name="P2"><draw:frame draw:style-name="fr1" draw:name="Изображение8" text:anchor-type="as-char" svg:width="9.082cm" svg:height="6.412cm" draw:z-index="7"><draw:image xlink:href="Pictures/10000000000005A2000003FA4FF03C6587B99911.png" xlink:type="simple" xlink:show="embed" xlink:actuate="onLoad" draw:mime-type="image/png"/></draw:frame></text:p>
      <text:p text:style-name="P2"><draw:frame draw:style-name="fr1" draw:name="Изображение7" text:anchor-type="as-char" svg:width="14.762cm" svg:height="10.896cm" draw:z-index="6"><draw:image xlink:href="Pictures/1000000000000581000004104506AB4E3E48F9B4.png" xlink:type="simple" xlink:show="embed" xlink:actuate="onLoad" draw:mime-type="image/png"/></draw:frame></text:p>
      <text:p text:style-name="P2"><text:soft-page-break/><draw:frame draw:style-name="fr1" draw:name="Изображение4" text:anchor-type="as-char" svg:width="12.98cm" svg:height="9.193cm" draw:z-index="3"><draw:image xlink:href="Pictures/1000000000000599000003F7B0BE35FC73639C81.png" xlink:type="simple" xlink:show="embed" xlink:actuate="onLoad" draw:mime-type="image/png"/></draw:frame><draw:frame draw:style-name="fr2" draw:name="Изображение5" text:anchor-type="as-char" svg:y="-7.251cm" svg:width="17cm" svg:height="12.04cm" draw:z-index="4"><draw:image xlink:href="Pictures/1000000000000599000003F7B0BE35FC73639C81.png" xlink:type="simple" xlink:show="embed" xlink:actuate="onLoad" draw:mime-type="image/png"/></draw:frame></text:p>
      <text:p text:style-name="Standard"><text:soft-page-break/><draw:frame draw:style-name="fr1" draw:name="Изображение1" text:anchor-type="as-char" svg:width="17cm" svg:height="12.002cm" draw:z-index="0"><draw:image xlink:href="Pictures/10000000000005A2000003FA4FF03C6587B99911.png" xlink:type="simple" xlink:show="embed" xlink:actuate="onLoad" draw:mime-type="image/png"/></draw:frame></text:p>
      <text:p text:style-name="Standard"/>
      <text:p text:style-name="Standard"><draw:frame draw:style-name="fr1" draw:name="Изображение2" text:anchor-type="as-char" svg:width="17cm" svg:height="12.233cm" draw:z-index="1"><draw:image xlink:href="Pictures/100000000000059D0000040AC62BEBC3415B5789.png" xlink:type="simple" xlink:show="embed" xlink:actuate="onLoad" draw:mime-type="image/png"/></draw:frame></text:p>
      <text:p text:style-name="Standard"/>
      <text:p text:style-name="P1"><draw:frame draw:style-name="fr1" draw:name="Изображение3" text:anchor-type="as-char" svg:width="17cm" svg:height="11.975cm" draw:z-index="2"><draw:image xlink:href="Pictures/1000000000000594000003EE510195BDB388C733.png" xlink:type="simple" xlink:show="embed" xlink:actuate="onLoad" draw:mime-type="image/png"/></draw:frame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y Mono" svg:font-family="'Calibry Mono', 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1T19:59:14.472157365</meta:creation-date>
    <meta:generator>LibreOffice/7.3.7.2$Linux_X86_64 LibreOffice_project/30$Build-2</meta:generator>
    <dc:date>2024-10-11T21:55:26.460323238</dc:date>
    <meta:editing-duration>PT3M46S</meta:editing-duration>
    <meta:editing-cycles>1</meta:editing-cycles>
    <meta:document-statistic meta:table-count="0" meta:image-count="8" meta:object-count="0" meta:page-count="4" meta:paragraph-count="7" meta:word-count="3" meta:character-count="33" meta:non-whitespace-character-count="31"/>
  </office:meta>
</office:document-meta>
</file>